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ndkreis/Kreis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inw.</text:p>
          </table:table-cell>
          <table:table-cell office:value-type="string" calcext:value-type="string">
            <text:p>Fl.in km²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as_current_cases</text:p>
          </table:table-cell>
          <table:table-cell office:value-type="string" calcext:value-type="string">
            <text:p>implemented</text:p>
          </table:table-cell>
        </table:table-row>
        <table:table-row table:style-name="ro1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,31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,21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,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,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,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,71</text:p>
          </table:table-cell>
          <table:table-cell/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,8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,52</text:p>
          </table:table-cell>
          <table:table-cell/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,76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,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,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,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,55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,06</text:p>
          </table:table-cell>
          <table:table-cell/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,21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,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,98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,21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,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,91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,07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,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,78</text:p>
          </table:table-cell>
          <table:table-cell/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,28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,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,99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,41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,8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,69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,85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,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,61</text:p>
          </table:table-cell>
          <table:table-cell/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,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,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,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,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,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,41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,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,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,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,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,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,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,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,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,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,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,68</text:p>
          </table:table-cell>
          <table:table-cell table:style-name="ce1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,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,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,67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,86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,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,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,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,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,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,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,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,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,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,72</text:p>
          </table:table-cell>
          <table:table-cell/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,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,72</text:p>
          </table:table-cell>
          <table:table-cell/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,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,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,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,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,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,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,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,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,44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,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,56</text:p>
          </table:table-cell>
          <table:table-cell/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,67</text:p>
          </table:table-cell>
          <table:table-cell office:value-type="string" calcext:value-type="string">
            <text:p>https://www.landkreis-freudenstadt.de/385534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,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,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,74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,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,22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eiburg im Breisgau</text:p>
          </table:table-cell>
          <table:table-cell/>
          <table:table-cell office:value-type="string" calcext:value-type="string">
            <text:p>BW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dt Augsbu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dt Heidelbe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forzheim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</table:table-row>
      </table:table>
      <table:named-expressions/>
      <table:database-ranges>
        <table:database-range table:name="__Anonymous_Sheet_DB__0" table:target-range-address="Tabelle1.A1:Tabelle1.H300" table:display-filter-buttons="true">
          <table:filter>
            <table:filter-and>
              <table:filter-condition table:field-number="6" table:value="" table:operator="=">
                <table:filter-set-item table:value=""/>
                <table:filter-set-item table:value="y"/>
              </table:filter-condition>
            </table:filter-and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20:19:15.8237303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2:33:56.789611133</meta:creation-date>
    <dc:date>2020-03-21T21:38:48.468253933</dc:date>
    <meta:editing-duration>PT3H24M3S</meta:editing-duration>
    <meta:editing-cycles>31</meta:editing-cycles>
    <meta:generator>LibreOffice/6.4.2.2$Linux_X86_64 LibreOffice_project/40$Build-2</meta:generator>
    <meta:document-statistic meta:table-count="1" meta:cell-count="1631" meta:object-count="0"/>
  </office:meta>
</office:document-meta>
</file>